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9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Ha'azinu; Resurrection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14" is written in pencil and circled in the top right corner of the page.]</text:p>
      <text:p text:style-name="P6"/>
      <text:p text:style-name="P7">For Sabbath Haazinu/</text:p>
      <text:p text:style-name="P7">about the dogma of resurrection/</text:p>
      <text:p text:style-name="P7">connected with an address to a Bar Mitzvah./</text:p>
      <text:p text:style-name="P7">[Hebrew]/</text:p>
      <text:p text:style-name="P7"/>
      <text:p text:style-name="P6">[Page 1]</text:p>
      <text:p text:style-name="P6">Brethren! The sentence with which our young brother--the/ Bar Mitzvah--concluded the portion he read from the Law,/ has been considered by Talmudical authors, as one of the proofs/ of a bodily resurrection. <text:s/>I shall explain their argument/ with great brevity, adding a few remarks, elucidating <text:span text:style-name="T2">of</text:span><text:span text:style-name="T3"> the/ subject. <text:s/>Not to discuss <text:s/>in any manner, the character of/ the dogma itself--accepted by our nation at large as an/ article of faith--but simply to point out where it receives/ support from Holy Writ. <text:s/>You will have observed/ that God speaking of His own absolute Omnipotence, says/ [Hebrew]/ the real sense of which passage is the following: "See ye now,/ O house Israel! since you have experienced numberless vicissitudes, that/ I, I am He who doeth all things, having </text:span><text:span text:style-name="T2">a</text:span><text:span text:style-name="T3"> no co-workers with me,/ I cause to die and make alive, I wound and I heal, and no/ power can deliver a being out of my hand". <text:s/>The Rabbis/ reason thus: Inasmuch as we are shown here, the opposite/ actions by which the Deity wishes that his omnipotence be/ tested, we should explain his words agreeably to their in-/-tended application, and as common sense suggests./</text:span></text:p>
      <text:p text:style-name="P6"><text:soft-page-break/><text:span text:style-name="T3"/></text:p>
      <text:p text:style-name="P6"><text:span text:style-name="T3">[Page 2]</text:span></text:p>
      <text:p text:style-name="P6"><text:span text:style-name="T3">The Almighty is described as uplifting from and relieving from pains/--I wound and I heal--. <text:s/>This contrary wording of the Divine power,/ must surely be felt by the same creature. <text:s/>The tool cannot/ mean that the Lord, gives one occasion to suffer illness, and another/ the opportunities to recover his health; for, the contrast would/ not then be so apparently striking. <text:s/>Besides the phrase/ would have read differently. <text:s/>I chasten man with disease,/ and I help man in the bed of sickness, would in all likeli-/-hood--have </text:span><text:span text:style-name="T2">read</text:span><text:span text:style-name="T3"> been the language chosen. <text:s/>But "I wound and I heal," refers undoubtedly/ to the doings of the Lord towards the same being. <text:s/>We/ met with a phrase parallel to this in Job,--a book/ possibly written or compiled by Moses himself--[Hebrew]/ "He woundeth, and His hands do heal" As in that/ instance the whole context clearly indicates that the effect</text:span><text:span text:style-name="T2">s</text:span><text:span text:style-name="T3">/ of the contrary actions, is experienced by one individual,/ so it must evidently be in the case under our present con-/-sideration. <text:s/>Now, if it is so with regard to that/ part of the sentence, perused by our young brother,/ it must necessarily be so likewise, respecting the/ other part, which immediately precedes it. <text:s/>"I cause/ to die, and I make alive," must signify that God </text:span><text:span text:style-name="T2">that</text:span><text:span text:style-name="T3"> grants/ a new corporeal existence, to him whose body had already perished./</text:span></text:p>
      <text:p text:style-name="P6"><text:span text:style-name="T3"/></text:p>
      <text:p text:style-name="P6"><text:span text:style-name="T3">[Page 3]</text:span></text:p>
      <text:p text:style-name="P6"><text:span text:style-name="T3">This doctrine </text:span><text:span text:style-name="T2">this</text:span><text:span text:style-name="T3"> evolved from the sentence in Deuteronomy/ which I have quoted, is presented still more pointedly/ to our views </text:span><text:span text:style-name="T2">by</text:span><text:span text:style-name="T3"> in the prayer of Hannah at the sanctuary./ <text:s/>She exclaims [Hebrew] "the Lord causeth/ to die, and maketh alive; He bringeth down to the grave, and/ bringeth up again." <text:s/>Very </text:span><text:span text:style-name="T2">pos</text:span><text:span text:style-name="T3"> probably the utterance of the overjoyed mother/ is a </text:span><text:span text:style-name="T2">mis</text:span><text:span text:style-name="T3"> metaphor, exhibiting with much force he altered/ condition. <text:s/>She compares her former state, when destitute of/ a child to the solitude of the grave, and her having given birth/ to a son, to a resuscitation. <text:s/>Yet, the simile would/ not have suggested itself to her mind, had the belief in/ a resurrection, been a thing unknown altogether </text:span><text:span text:style-name="T2">in Jud</text:span><text:span text:style-name="T3"> among/ her people. <text:s/>This argument has been, logically, advanced/ to refute certain objections raised by the opponents of the/ dogma. <text:s/>The latter contend that the beautiful apostrophe/ of Isaiah "Arise and sing ye that dwell in the dust....../ the earth shall cast out the dead," and the terrifically grand/ vision of Ezekiel, when he sees the dry bones in the valley/ put on new sinews, a new flesh, and a new spirit; or any/ similar diction, is to be understood symbolically. <text:s/>That it is generally/</text:span></text:p>
      <text:p text:style-name="P6"><text:span text:style-name="T3"/></text:p>
      <text:p text:style-name="P6"><text:span text:style-name="T3">[Page 4]</text:span></text:p>
      <text:p text:style-name="P6"><text:span text:style-name="T3">a figure denoting the exaltation of the Hebrew race, after/ having been reduced to the lowest ebb of degradation./</text:span></text:p>
      <text:p text:style-name="P6"><text:span text:style-name="T3">But the defenders of the doctrine, admitting the correctness/ of the interpretation, claim nevertheless that our figurative/ speaking is always a reproduction of objects in nature,/ or of abstract </text:span><text:span text:style-name="T2">ideas</text:span><text:span text:style-name="T3"> notions of which the mind bases a conception./ <text:s/>Thus, for example, we liken a man's strength to that of/ the lion; because we know that that animal possesses/ great bodily vigour; or we say that a horse has the velocity/ of the wind, because we can form an </text:span><text:span text:style-name="T2">notion</text:span><text:span text:style-name="T3"> idea of the rapidity/ of the air in motion; but if neither the lion nor the air/ existed, the comparison would be an unintelligible jargon./ <text:s/>Consequently when the prophets draw a parallel between/ the elevation of our people and the uprising of deceased/ bodies, they must have believed in the possibility of a resur-/-rection. <text:s/>And further to prove that the dogma was embodied/ in our religion, </text:span><text:span text:style-name="T2">the</text:span><text:span text:style-name="T3"> its advocates cite the narratives in the/ book of Kings, where Elijah and his successor Elisha are/ reported as having restored a child to life./</text:span></text:p>
      <text:p text:style-name="P6"><text:span text:style-name="T3">I said at the outset, that I do not intend to enter into the/ merits of the question itself. <text:s/>For, I fear as I proceed, difficulties al-/-most insurmountable would encompass me around, and/ </text:span></text:p>
      <text:p text:style-name="P6"><text:span text:style-name="T3"/></text:p>
      <text:p text:style-name="P6"><text:span text:style-name="T3">[Page 5]</text:span></text:p>
      <text:p text:style-name="P6"><text:span text:style-name="T3">instead of making the way clearer to others, I might my-/-self become </text:span><text:span text:style-name="T2">entangled</text:span><text:span text:style-name="T3"> involved into a maze. <text:s/>for not </text:span><text:span text:style-name="T2">u</text:span><text:span text:style-name="T3"> like the/ blessed belief in the immortality of our souls, does that of a </text:span><text:span text:style-name="T2">bodily</text:span><text:span text:style-name="T3">/ corporeal </text:span><text:soft-page-break/><text:span text:style-name="T3">resurrection, find ready acceptance in human reason,/ nor do the writings of inspiration lend as </text:span><text:span text:style-name="T2">such</text:span><text:span text:style-name="T3"> as[sic!] much efficient help/ in our researches after that truth. <text:s/>We must mainly fall back/ for support upon faith, and the traditions of the fathers. <text:s/>We/ must deem it sufficient to know that nothing is impossible/ to the Maker of heaven and earth. <text:s/>We should indeed rest con-/-tented with the answer of a Rabbi of your to a skeptic of/ his time [Hebrew] "What had not existed at/ all, was brought into existence; may it not happen/ that what had once been a living creature, may be restored/ to its primitive state, through the </text:span><text:span text:style-name="T2">Omn</text:span><text:span text:style-name="T3"> illimitable powers/ of the Deity?" <text:s/>In fact the compilers of our liturgy have/ </text:span><text:span text:style-name="T2">placed</text:span><text:span text:style-name="T3"> based the creed of the resurrection on the Omnipotence of the/ Lord. <text:s/>The second benediction of our most important prayer,/ the Amidah, commences so "Thou art mighty for evermore,/ O Lord, Thou reverest the dead." <text:s/>And after having enumerated/ the divine mercies bestowed on all the living, it concludes./ <text:s/>"Who is like unto Thee, Lord of mighty deeds, and who can be com-/-pared unto Thee, King who causest to die, and who makest alive again?/</text:span></text:p>
      <text:p text:style-name="P6"><text:span text:style-name="T3"/></text:p>
      <text:p text:style-name="P6"><text:span text:style-name="T3">[Page 6]</text:span></text:p>
      <text:p text:style-name="P6"><text:span text:style-name="T3">Our ritual which, whatever modern critics may write to the contrary,/ dates from many centuries back, </text:span><text:span text:style-name="T2">as</text:span><text:span text:style-name="T3"> represents the religious/ views entertained by Ezra and his synod, and carries with it/ weighty authority, confirming what Israel has accepted and/ transmitted as a dogma of their faith./</text:span></text:p>
      <text:p text:style-name="P6"><text:span text:style-name="T3">I have concisely said all I desired to explain for </text:span><text:span text:style-name="T2">the</text:span><text:span text:style-name="T3"> general/ information, </text:span><text:span text:style-name="T2">and</text:span><text:span text:style-name="T3"> but specially to draw therefrom a short/ lesson designed for our young brother, the Bar Mitzvah./ <text:s/>My dear little friend! <text:s/>It would be very unkind in me to/ dampen your joy by any allusion to melancholy events. <text:s/>But/ standing, as you do this day, at the threshold of a new career,/ you must </text:span><text:span text:style-name="T2">receive</text:span><text:span text:style-name="T3"> hear words of counsel as well as encouragement,/ you have reminded us, by your reading, of one of our creeds;/ the resurrection of the body. <text:s/>She who is now resuscitated/ in spirit. <text:s/>She who has learnt above, more than we can/ ever hope to understand while here below, exhorts you/ to adhere to the faith which Our people have inherited./ <text:s/>From it she derived comfort, and in it she longs, that/ you, her beloved child, may live happily. <text:s/>With maternally/ sweet accents she speaks to you of the beautiful laws of our/</text:span></text:p>
      <text:p text:style-name="P6"><text:span text:style-name="T3"/></text:p>
      <text:p text:style-name="P6"><text:span text:style-name="T3">[Page 7]</text:span></text:p>
      <text:p text:style-name="P6"><text:span text:style-name="T3">Bible, of the </text:span><text:span text:style-name="T2">rules of</text:span><text:span text:style-name="T3"> kindness it inculcates, of the principles of charity it/ instills, of the forgiveness it promises those who amend their/ errors, and she asks that you will not be willing to cast/ off the olden religion, because all it contains, is not accessible/ to our finite minds. <text:s/>For if you will but study the vast/ amount of practical knowledge it imparts, you will receive/ strength and stay for long years to come, even till you shall/ rejoin the blessed departed in the high heavens. <text:s/>Attend then to the/ instruction, proceeding from sainted lips. <text:s/>The abstract question/ as to the manner in which it will please god to reward our/ actions, cannot affect in the least our relations as </text:span><text:span text:style-name="T2">social</text:span><text:span text:style-name="T3">/ children, as parents, as citizens; either as social beings,/ or as Israelites. <text:s/>All nature proclaims that the Almighty/ is wise and good. <text:s/>And in the section, a portion of which you/ recited, it is written "a God of truth, without inequity, just/ and upright is He". <text:s/>That should prove the anchor of our/ salvation, who tossed up on the waves of harrassing[sic!]/ doubts. <text:s/>He who cares for the tiniest creature, that moves/ on earth, will not forsake those he endowed with an intelligent/ and immortal soul. <text:s/>We may confidently leave to Him/ how best to remunerate us for our deeds. <text:s/>Certain that the/ compensation will be according to the strictest justice, and/</text:span></text:p>
      <text:p text:style-name="P6"><text:span text:style-name="T3"/></text:p>
      <text:p text:style-name="P6"><text:span text:style-name="T3">[Page 8]</text:span></text:p>
      <text:p text:style-name="P6"><text:span text:style-name="T3">equal to our deserts. <text:s/>May your conduct, my dear young/ brother, be always such that it will secure the approval of the/ Almighty, the respect of the good among the community,/ the increased affection of your father and relatives; and the/ delights arising from having led a life of usefulness and/ of righteousness. <text:s/>And </text:span><text:span text:style-name="T2">let</text:span><text:span text:style-name="T3"> suffer me to finish with the regard/ of God to the ancient leader, who was to tread a new/ career. <text:s/>"Let not the book of the Law depart from thy/ mouth, but meditate therein by day </text:span><text:soft-page-break/><text:span text:style-name="T3">and by night, so/ that thou mayest keep to do all which is written in it,/ for, there wilt thou make thy way prosperous, and thou wilt/ act intelligently. <text:s/>Behold! <text:s/>I have commanded thee, be/ strong and of good courage, be not dismayed nor terrified,/ for the Lord thy God is with thee, withersoever thou shalt/ go."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31T14:48:05.53</meta:creation-date>
    <dc:date>2012-05-31T15:48:47.21</dc:date>
    <dc:creator>Penn Libraries</dc:creator>
    <meta:editing-duration>PT00H03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895" meta:character-count="11307"/>
  </office:meta>
</office:document-meta>
</file>